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2" table:number-columns-repeated="3" table:default-cell-style-name="Default"/>
        <table:table-column table:style-name="co2" table:number-columns-repeated="3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2" office:value-type="string" calcext:value-type="string">
            <text:p>p50</text:p>
          </table:table-cell>
          <table:table-cell table:style-name="ce2" office:value-type="string" calcext:value-type="string">
            <text:p>p90</text:p>
          </table:table-cell>
          <table:table-cell table:style-name="ce2" office:value-type="string" calcext:value-type="string">
            <text:p>p95</text:p>
          </table:table-cell>
          <table:table-cell table:style-name="ce1" office:value-type="string" calcext:value-type="string">
            <text:p>rel. p50</text:p>
          </table:table-cell>
          <table:table-cell table:style-name="ce1" office:value-type="string" calcext:value-type="string">
            <text:p>rel. p90</text:p>
          </table:table-cell>
          <table:table-cell table:style-name="ce1" office:value-type="string" calcext:value-type="string">
            <text:p>rel. p95</text:p>
          </table:table-cell>
          <table:table-cell table:style-name="ce2" office:value-type="string" calcext:value-type="string">
            <text:p>-pct p50</text:p>
          </table:table-cell>
          <table:table-cell table:style-name="ce2" office:value-type="string" calcext:value-type="string">
            <text:p>-pct p90</text:p>
          </table:table-cell>
          <table:table-cell table:style-name="ce2" office:value-type="string" calcext:value-type="string">
            <text:p>-pct p95</text:p>
          </table:table-cell>
          <table:table-cell table:style-name="ce1" office:value-type="string" calcext:value-type="string">
            <text:p>to last p50</text:p>
          </table:table-cell>
          <table:table-cell table:style-name="ce1" office:value-type="string" calcext:value-type="string">
            <text:p>to last p90</text:p>
          </table:table-cell>
          <table:table-cell table:style-name="ce1" office:value-type="string" calcext:value-type="string">
            <text:p>to last p95</text:p>
          </table:table-cell>
        </table:table-row>
        <table:table-row table:style-name="ro1">
          <table:table-cell office:value-type="string" calcext:value-type="string">
            <text:p>Doublecheck</text:p>
          </table:table-cell>
          <table:table-cell office:value-type="float" office:value="53" calcext:value-type="float">
            <text:p>53</text:p>
          </table:table-cell>
          <table:table-cell office:value-type="float" office:value="306" calcext:value-type="float">
            <text:p>306</text:p>
          </table:table-cell>
          <table:table-cell office:value-type="float" office:value="393" calcext:value-type="float">
            <text:p>393</text:p>
          </table:table-cell>
          <table:table-cell table:formula="of:=[.B2]/[.B$3]" office:value-type="float" office:value="1.65625" calcext:value-type="float">
            <text:p>1.65625</text:p>
          </table:table-cell>
          <table:table-cell table:formula="of:=[.C2]/[.C$3]" office:value-type="float" office:value="1.73863636363636" calcext:value-type="float">
            <text:p>1.73863636363636</text:p>
          </table:table-cell>
          <table:table-cell table:formula="of:=[.D2]/[.D$3]" office:value-type="float" office:value="1.16272189349112" calcext:value-type="float">
            <text:p>1.16272189349112</text:p>
          </table:table-cell>
          <table:table-cell table:formula="of:=([.E2]-1)*100" office:value-type="float" office:value="65.625" calcext:value-type="float">
            <text:p>65.625</text:p>
          </table:table-cell>
          <table:table-cell table:formula="of:=([.F2]-1)*100" office:value-type="float" office:value="73.8636363636364" calcext:value-type="float">
            <text:p>73.8636363636364</text:p>
          </table:table-cell>
          <table:table-cell table:formula="of:=([.G2]-1)*100" office:value-type="float" office:value="16.2721893491124" calcext:value-type="float">
            <text:p>16.2721893491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  <table:table-cell office:value-type="float" office:value="338" calcext:value-type="float">
            <text:p>338</text:p>
          </table:table-cell>
          <table:table-cell table:formula="of:=[.B3]/[.B$3]" office:value-type="float" office:value="1" calcext:value-type="float">
            <text:p>1</text:p>
          </table:table-cell>
          <table:table-cell table:formula="of:=[.C3]/[.C$3]" office:value-type="float" office:value="1" calcext:value-type="float">
            <text:p>1</text:p>
          </table:table-cell>
          <table:table-cell table:formula="of:=[.D3]/[.D$3]" office:value-type="float" office:value="1" calcext:value-type="float">
            <text:p>1</text:p>
          </table:table-cell>
          <table:table-cell table:formula="of:=([.E3]-1)*100" office:value-type="float" office:value="0" calcext:value-type="float">
            <text:p>0</text:p>
          </table:table-cell>
          <table:table-cell table:formula="of:=([.F3]-1)*100" office:value-type="float" office:value="0" calcext:value-type="float">
            <text:p>0</text:p>
          </table:table-cell>
          <table:table-cell table:formula="of:=([.G3]-1)*100" office:value-type="float" office:value="0" calcext:value-type="float">
            <text:p>0</text:p>
          </table:table-cell>
          <table:table-cell table:formula="of:=([.B3]/[.B2]-1)*100" office:value-type="float" office:value="-39.622641509434" calcext:value-type="float">
            <text:p>-39.622641509434</text:p>
          </table:table-cell>
          <table:table-cell table:formula="of:=([.C3]/[.C2]-1)*100" office:value-type="float" office:value="-42.483660130719" calcext:value-type="float">
            <text:p>-42.483660130719</text:p>
          </table:table-cell>
          <table:table-cell table:formula="of:=([.D3]/[.D2]-1)*100" office:value-type="float" office:value="-13.9949109414758" calcext:value-type="float">
            <text:p>-13.9949109414758</text:p>
          </table:table-cell>
        </table:table-row>
        <table:table-row table:style-name="ro1">
          <table:table-cell office:value-type="string" calcext:value-type="string">
            <text:p>Substrate</text:p>
          </table:table-cell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float" office:value="293" calcext:value-type="float">
            <text:p>293</text:p>
          </table:table-cell>
          <table:table-cell table:formula="of:=[.B4]/[.B$3]" office:value-type="float" office:value="0.90625" calcext:value-type="float">
            <text:p>0.90625</text:p>
          </table:table-cell>
          <table:table-cell table:formula="of:=[.C4]/[.C$3]" office:value-type="float" office:value="0.852272727272727" calcext:value-type="float">
            <text:p>0.852272727272727</text:p>
          </table:table-cell>
          <table:table-cell table:formula="of:=[.D4]/[.D$3]" office:value-type="float" office:value="0.866863905325444" calcext:value-type="float">
            <text:p>0.866863905325444</text:p>
          </table:table-cell>
          <table:table-cell table:formula="of:=([.E4]-1)*100" office:value-type="float" office:value="-9.375" calcext:value-type="float">
            <text:p>-9.375</text:p>
          </table:table-cell>
          <table:table-cell table:formula="of:=([.F4]-1)*100" office:value-type="float" office:value="-14.7727272727273" calcext:value-type="float">
            <text:p>-14.7727272727273</text:p>
          </table:table-cell>
          <table:table-cell table:formula="of:=([.G4]-1)*100" office:value-type="float" office:value="-13.3136094674556" calcext:value-type="float">
            <text:p>-13.3136094674556</text:p>
          </table:table-cell>
          <table:table-cell table:formula="of:=([.B4]/[.B3]-1)*100" office:value-type="float" office:value="-9.375" calcext:value-type="float">
            <text:p>-9.375</text:p>
          </table:table-cell>
          <table:table-cell table:formula="of:=([.C4]/[.C3]-1)*100" office:value-type="float" office:value="-14.7727272727273" calcext:value-type="float">
            <text:p>-14.7727272727273</text:p>
          </table:table-cell>
          <table:table-cell table:formula="of:=([.D4]/[.D3]-1)*100" office:value-type="float" office:value="-13.3136094674556" calcext:value-type="float">
            <text:p>-13.3136094674556</text:p>
          </table:table-cell>
        </table:table-row>
        <table:table-row table:style-name="ro1">
          <table:table-cell office:value-type="string" calcext:value-type="string">
            <text:p>Zobrist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table:formula="of:=[.B5]/[.B$3]" office:value-type="float" office:value="0.28125" calcext:value-type="float">
            <text:p>0.28125</text:p>
          </table:table-cell>
          <table:table-cell table:formula="of:=[.C5]/[.C$3]" office:value-type="float" office:value="0.346590909090909" calcext:value-type="float">
            <text:p>0.346590909090909</text:p>
          </table:table-cell>
          <table:table-cell table:formula="of:=[.D5]/[.D$3]" office:value-type="float" office:value="0.378698224852071" calcext:value-type="float">
            <text:p>0.378698224852071</text:p>
          </table:table-cell>
          <table:table-cell table:formula="of:=([.E5]-1)*100" office:value-type="float" office:value="-71.875" calcext:value-type="float">
            <text:p>-71.875</text:p>
          </table:table-cell>
          <table:table-cell table:formula="of:=([.F5]-1)*100" office:value-type="float" office:value="-65.3409090909091" calcext:value-type="float">
            <text:p>-65.3409090909091</text:p>
          </table:table-cell>
          <table:table-cell table:formula="of:=([.G5]-1)*100" office:value-type="float" office:value="-62.1301775147929" calcext:value-type="float">
            <text:p>-62.1301775147929</text:p>
          </table:table-cell>
          <table:table-cell table:formula="of:=([.B5]/[.B4]-1)*100" office:value-type="float" office:value="-68.9655172413793" calcext:value-type="float">
            <text:p>-68.9655172413793</text:p>
          </table:table-cell>
          <table:table-cell table:formula="of:=([.C5]/[.C4]-1)*100" office:value-type="float" office:value="-59.3333333333333" calcext:value-type="float">
            <text:p>-59.3333333333333</text:p>
          </table:table-cell>
          <table:table-cell table:formula="of:=([.D5]/[.D4]-1)*100" office:value-type="float" office:value="-56.3139931740614" calcext:value-type="float">
            <text:p>-56.3139931740614</text:p>
          </table:table-cell>
        </table:table-row>
        <table:table-row table:style-name="ro1">
          <table:table-cell office:value-type="string" calcext:value-type="string">
            <text:p>Bitboard Set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08" calcext:value-type="float">
            <text:p>108</text:p>
          </table:table-cell>
          <table:table-cell table:formula="of:=[.B6]/[.B$3]" office:value-type="float" office:value="0.25" calcext:value-type="float">
            <text:p>0.25</text:p>
          </table:table-cell>
          <table:table-cell table:formula="of:=[.C6]/[.C$3]" office:value-type="float" office:value="0.301136363636364" calcext:value-type="float">
            <text:p>0.301136363636364</text:p>
          </table:table-cell>
          <table:table-cell table:formula="of:=[.D6]/[.D$3]" office:value-type="float" office:value="0.319526627218935" calcext:value-type="float">
            <text:p>0.319526627218935</text:p>
          </table:table-cell>
          <table:table-cell table:formula="of:=([.E6]-1)*100" office:value-type="float" office:value="-75" calcext:value-type="float">
            <text:p>-75</text:p>
          </table:table-cell>
          <table:table-cell table:formula="of:=([.F6]-1)*100" office:value-type="float" office:value="-69.8863636363636" calcext:value-type="float">
            <text:p>-69.8863636363636</text:p>
          </table:table-cell>
          <table:table-cell table:formula="of:=([.G6]-1)*100" office:value-type="float" office:value="-68.0473372781065" calcext:value-type="float">
            <text:p>-68.0473372781065</text:p>
          </table:table-cell>
          <table:table-cell table:formula="of:=([.B6]/[.B5]-1)*100" office:value-type="float" office:value="-11.1111111111111" calcext:value-type="float">
            <text:p>-11.1111111111111</text:p>
          </table:table-cell>
          <table:table-cell table:formula="of:=([.C6]/[.C5]-1)*100" office:value-type="float" office:value="-13.1147540983607" calcext:value-type="float">
            <text:p>-13.1147540983607</text:p>
          </table:table-cell>
          <table:table-cell table:formula="of:=([.D6]/[.D5]-1)*100" office:value-type="float" office:value="-15.625" calcext:value-type="float">
            <text:p>-15.625</text:p>
          </table:table-cell>
        </table:table-row>
        <table:table-row table:style-name="ro1">
          <table:table-cell office:value-type="string" calcext:value-type="string">
            <text:p>Bitboard Vec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table:formula="of:=[.B7]/[.B$3]" office:value-type="float" office:value="0.1875" calcext:value-type="float">
            <text:p>0.1875</text:p>
          </table:table-cell>
          <table:table-cell table:formula="of:=[.C7]/[.C$3]" office:value-type="float" office:value="0.221590909090909" calcext:value-type="float">
            <text:p>0.221590909090909</text:p>
          </table:table-cell>
          <table:table-cell table:formula="of:=[.D7]/[.D$3]" office:value-type="float" office:value="0.254437869822485" calcext:value-type="float">
            <text:p>0.254437869822485</text:p>
          </table:table-cell>
          <table:table-cell table:formula="of:=([.E7]-1)*100" office:value-type="float" office:value="-81.25" calcext:value-type="float">
            <text:p>-81.25</text:p>
          </table:table-cell>
          <table:table-cell table:formula="of:=([.F7]-1)*100" office:value-type="float" office:value="-77.8409090909091" calcext:value-type="float">
            <text:p>-77.8409090909091</text:p>
          </table:table-cell>
          <table:table-cell table:formula="of:=([.G7]-1)*100" office:value-type="float" office:value="-74.5562130177515" calcext:value-type="float">
            <text:p>-74.5562130177515</text:p>
          </table:table-cell>
          <table:table-cell table:formula="of:=([.B7]/[.B6]-1)*100" office:value-type="float" office:value="-25" calcext:value-type="float">
            <text:p>-25</text:p>
          </table:table-cell>
          <table:table-cell table:formula="of:=([.C7]/[.C6]-1)*100" office:value-type="float" office:value="-26.4150943396226" calcext:value-type="float">
            <text:p>-26.4150943396226</text:p>
          </table:table-cell>
          <table:table-cell table:formula="of:=([.D7]/[.D6]-1)*100" office:value-type="float" office:value="-20.3703703703704" calcext:value-type="float">
            <text:p>-20.3703703703704</text:p>
          </table:table-cell>
        </table:table-row>
        <table:table-row table:style-name="ro1">
          <table:table-cell office:value-type="string" calcext:value-type="string">
            <text:p>Interning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B8]/[.B$3]" office:value-type="float" office:value="0.125" calcext:value-type="float">
            <text:p>0.125</text:p>
          </table:table-cell>
          <table:table-cell table:formula="of:=[.C8]/[.C$3]" office:value-type="float" office:value="0.198863636363636" calcext:value-type="float">
            <text:p>0.198863636363636</text:p>
          </table:table-cell>
          <table:table-cell table:formula="of:=[.D8]/[.D$3]" office:value-type="float" office:value="0.236686390532544" calcext:value-type="float">
            <text:p>0.236686390532544</text:p>
          </table:table-cell>
          <table:table-cell table:formula="of:=([.E8]-1)*100" office:value-type="float" office:value="-87.5" calcext:value-type="float">
            <text:p>-87.5</text:p>
          </table:table-cell>
          <table:table-cell table:formula="of:=([.F8]-1)*100" office:value-type="float" office:value="-80.1136363636364" calcext:value-type="float">
            <text:p>-80.1136363636364</text:p>
          </table:table-cell>
          <table:table-cell table:formula="of:=([.G8]-1)*100" office:value-type="float" office:value="-76.3313609467456" calcext:value-type="float">
            <text:p>-76.3313609467456</text:p>
          </table:table-cell>
          <table:table-cell table:formula="of:=([.B8]/[.B7]-1)*100" office:value-type="float" office:value="-33.3333333333333" calcext:value-type="float">
            <text:p>-33.3333333333333</text:p>
          </table:table-cell>
          <table:table-cell table:formula="of:=([.C8]/[.C7]-1)*100" office:value-type="float" office:value="-10.2564102564103" calcext:value-type="float">
            <text:p>-10.2564102564103</text:p>
          </table:table-cell>
          <table:table-cell table:formula="of:=([.D8]/[.D7]-1)*100" office:value-type="float" office:value="-6.97674418604651" calcext:value-type="float">
            <text:p>-6.97674418604651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New values in microseconds (instead of millis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w Baseline</text:p>
          </table:table-cell>
          <table:table-cell office:value-type="float" office:value="3544" calcext:value-type="float">
            <text:p>3544</text:p>
          </table:table-cell>
          <table:table-cell office:value-type="float" office:value="28333" calcext:value-type="float">
            <text:p>28333</text:p>
          </table:table-cell>
          <table:table-cell office:value-type="float" office:value="62368" calcext:value-type="float">
            <text:p>6236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[.E13]-1)*100" office:value-type="float" office:value="0" calcext:value-type="float">
            <text:p>0</text:p>
          </table:table-cell>
          <table:table-cell table:formula="of:=([.F13]-1)*100" office:value-type="float" office:value="0" calcext:value-type="float">
            <text:p>0</text:p>
          </table:table-cell>
          <table:table-cell table:formula="of:=([.G13]-1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s Copies R1</text:p>
          </table:table-cell>
          <table:table-cell office:value-type="float" office:value="2811" calcext:value-type="float">
            <text:p>2811</text:p>
          </table:table-cell>
          <table:table-cell office:value-type="float" office:value="14969" calcext:value-type="float">
            <text:p>14969</text:p>
          </table:table-cell>
          <table:table-cell office:value-type="float" office:value="29641" calcext:value-type="float">
            <text:p>29641</text:p>
          </table:table-cell>
          <table:table-cell table:formula="of:=[.B14]/[.B$13]" office:value-type="float" office:value="0.793171557562077" calcext:value-type="float">
            <text:p>0.793171557562077</text:p>
          </table:table-cell>
          <table:table-cell table:formula="of:=[.C14]/[.C$13]" office:value-type="float" office:value="0.528323862633678" calcext:value-type="float">
            <text:p>0.528323862633678</text:p>
          </table:table-cell>
          <table:table-cell table:formula="of:=[.D14]/[.D$13]" office:value-type="float" office:value="0.47525974858902" calcext:value-type="float">
            <text:p>0.47525974858902</text:p>
          </table:table-cell>
          <table:table-cell table:formula="of:=([.E14]-1)*100" office:value-type="float" office:value="-20.6828442437923" calcext:value-type="float">
            <text:p>-20.6828442437923</text:p>
          </table:table-cell>
          <table:table-cell table:formula="of:=([.F14]-1)*100" office:value-type="float" office:value="-47.1676137366322" calcext:value-type="float">
            <text:p>-47.1676137366322</text:p>
          </table:table-cell>
          <table:table-cell table:formula="of:=([.G14]-1)*100" office:value-type="float" office:value="-52.474025141098" calcext:value-type="float">
            <text:p>-52.474025141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s Copies R2</text:p>
          </table:table-cell>
          <table:table-cell office:value-type="float" office:value="2876" calcext:value-type="float">
            <text:p>2876</text:p>
          </table:table-cell>
          <table:table-cell office:value-type="float" office:value="15300" calcext:value-type="float">
            <text:p>15300</text:p>
          </table:table-cell>
          <table:table-cell office:value-type="float" office:value="30763" calcext:value-type="float">
            <text:p>30763</text:p>
          </table:table-cell>
          <table:table-cell table:formula="of:=[.B15]/[.B$13]" office:value-type="float" office:value="0.811512415349887" calcext:value-type="float">
            <text:p>0.811512415349887</text:p>
          </table:table-cell>
          <table:table-cell table:formula="of:=[.C15]/[.C$13]" office:value-type="float" office:value="0.540006353015918" calcext:value-type="float">
            <text:p>0.540006353015918</text:p>
          </table:table-cell>
          <table:table-cell table:formula="of:=[.D15]/[.D$13]" office:value-type="float" office:value="0.493249743458184" calcext:value-type="float">
            <text:p>0.493249743458184</text:p>
          </table:table-cell>
          <table:table-cell table:formula="of:=([.E15]-1)*100" office:value-type="float" office:value="-18.8487584650113" calcext:value-type="float">
            <text:p>-18.8487584650113</text:p>
          </table:table-cell>
          <table:table-cell table:formula="of:=([.F15]-1)*100" office:value-type="float" office:value="-45.9993646984082" calcext:value-type="float">
            <text:p>-45.9993646984082</text:p>
          </table:table-cell>
          <table:table-cell table:formula="of:=([.G15]-1)*100" office:value-type="float" office:value="-50.6750256541816" calcext:value-type="float">
            <text:p>-50.6750256541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s Copies R3</text:p>
          </table:table-cell>
          <table:table-cell office:value-type="float" office:value="2846" calcext:value-type="float">
            <text:p>2846</text:p>
          </table:table-cell>
          <table:table-cell office:value-type="float" office:value="15369" calcext:value-type="float">
            <text:p>15369</text:p>
          </table:table-cell>
          <table:table-cell office:value-type="float" office:value="30109" calcext:value-type="float">
            <text:p>30109</text:p>
          </table:table-cell>
          <table:table-cell table:formula="of:=[.B16]/[.B$13]" office:value-type="float" office:value="0.803047404063205" calcext:value-type="float">
            <text:p>0.803047404063205</text:p>
          </table:table-cell>
          <table:table-cell table:formula="of:=[.C16]/[.C$13]" office:value-type="float" office:value="0.542441675784421" calcext:value-type="float">
            <text:p>0.542441675784421</text:p>
          </table:table-cell>
          <table:table-cell table:formula="of:=[.D16]/[.D$13]" office:value-type="float" office:value="0.482763596716265" calcext:value-type="float">
            <text:p>0.482763596716265</text:p>
          </table:table-cell>
          <table:table-cell table:formula="of:=([.E16]-1)*100" office:value-type="float" office:value="-19.6952595936795" calcext:value-type="float">
            <text:p>-19.6952595936795</text:p>
          </table:table-cell>
          <table:table-cell table:formula="of:=([.F16]-1)*100" office:value-type="float" office:value="-45.7558324215579" calcext:value-type="float">
            <text:p>-45.7558324215579</text:p>
          </table:table-cell>
          <table:table-cell table:formula="of:=([.G16]-1)*100" office:value-type="float" office:value="-51.7236403283735" calcext:value-type="float">
            <text:p>-51.7236403283735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 table:number-rows-repeated="104855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7:55:10.766277873</meta:creation-date>
    <dc:date>2024-03-03T00:57:31.930102311</dc:date>
    <meta:editing-duration>PT2H50M50S</meta:editing-duration>
    <meta:editing-cycles>3</meta:editing-cycles>
    <meta:generator>LibreOffice/7.3.7.2$Linux_X86_64 LibreOffice_project/30$Build-2</meta:generator>
    <meta:document-statistic meta:table-count="1" meta:cell-count="142" meta:object-count="0"/>
  </office:meta>
</office:document-meta>
</file>